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0f24" officeooo:paragraph-rsid="001b0f24"/>
    </style:style>
    <style:style style:name="P2" style:family="paragraph" style:parent-style-name="Standard">
      <style:text-properties fo:font-size="15pt" officeooo:rsid="001b0f24" officeooo:paragraph-rsid="001b0f24" style:font-size-asian="13.1000003814697pt" style:font-size-complex="15pt"/>
    </style:style>
    <style:style style:name="P3" style:family="paragraph" style:parent-style-name="Standard">
      <style:text-properties fo:font-size="25pt" officeooo:rsid="001b0f24" officeooo:paragraph-rsid="001b0f24" style:font-size-asian="25pt" style:font-size-complex="25pt"/>
    </style:style>
    <style:style style:name="P4" style:family="paragraph" style:parent-style-name="Standard">
      <style:text-properties officeooo:rsid="001b0f24" officeooo:paragraph-rsid="001b0f24"/>
    </style:style>
    <style:style style:name="P5" style:family="paragraph" style:parent-style-name="Standard">
      <style:text-properties officeooo:rsid="001db510" officeooo:paragraph-rsid="001db5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iki.technonies.com/login" text:style-name="Internet_20_link" text:visited-style-name="Visited_20_Internet_20_Link">https://wiki.technonies.com/login</text:a></text:p>
      <text:p text:style-name="Standard"/>
      <text:p text:style-name="Standard"/>
      <text:p text:style-name="Standard"><text:a xlink:type="simple" xlink:href="https://wiki.technonies.com/en/home" text:style-name="Internet_20_link" text:visited-style-name="Visited_20_Internet_20_Link">https://wiki.technonies.com/en/home</text:a></text:p>
      <text:p text:style-name="P3">wiki.js acount link</text:p>
      <text:p text:style-name="P1"/>
      <text:p text:style-name="P2"/>
      <text:p text:style-name="Standard"><text:a xlink:type="simple" xlink:href="https://wiki.technonies.com/en/Database" text:style-name="Internet_20_link" text:visited-style-name="Visited_20_Internet_20_Link">htt</text:a><text:a xlink:type="simple" xlink:href="https://wiki.technonies.com/en/Database" text:style-name="Internet_20_link" text:visited-style-name="Visited_20_Internet_20_Link">ps</text:a><text:a xlink:type="simple" xlink:href="https://wiki.technonies.com/en/Database" text:style-name="Internet_20_link" text:visited-style-name="Visited_20_Internet_20_Link">://wiki.technonies.com/en/Database</text:a></text:p>
      <text:p text:style-name="Standard"><text:s/></text:p>
      <text:p text:style-name="Standard"/>
      <text:p text:style-name="P3">github acount link </text:p>
      <text:p text:style-name="P3"/>
      <text:p text:style-name="P1"/>
      <text:p text:style-name="P1"><text:a xlink:type="simple" xlink:href="https://github.com/Danial419/dummy-project" text:style-name="Internet_20_link" text:visited-style-name="Visited_20_Internet_20_Link">https://github.com/Danial419/dummy-project</text:a></text:p>
      <text:p text:style-name="P1"/>
      <text:p text:style-name="P5">github token</text:p>
      <text:p text:style-name="P5">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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17:18:40.511150611</meta:creation-date>
    <dc:date>2022-08-16T14:07:25.809500268</dc:date>
    <meta:editing-duration>PT1H33M28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3" meta:character-count="240" meta:non-whitespace-character-count="233"/>
  </office:meta>
</office:document-meta>
</file>